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1B90EE3612A8210E504.png" manifest:media-type="image/png"/>
  <manifest:file-entry manifest:full-path="Pictures/1000000100000249000000BAE8720A4578D43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4.607cm" fo:margin-left="0cm" fo:margin-top="0cm" fo:margin-bottom="0cm" table:align="left" style:writing-mode="page"/>
    </style:style>
    <style:style style:name="Tabla1.A" style:family="table-column">
      <style:table-column-properties style:column-width="14.607cm"/>
    </style:style>
    <style:style style:name="Tabla1.1" style:family="table-row">
      <style:table-row-properties style:min-row-height="2.10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fo:background-color="#ffff00" style:font-name-asian="Arial2" style:font-size-asian="28pt" style:font-weight-asian="bold" style:font-size-complex="28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officeooo:rsid="00177a42" officeooo:paragraph-rsid="00177a42" fo:background-color="transparent" style:font-name-asian="Arial2" style:font-size-asian="28pt" style:font-weight-asian="bold" style:font-size-complex="28pt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0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1" style:family="paragraph" style:parent-style-name="Frame_20_contents">
      <style:paragraph-properties fo:margin-left="0.75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.751cm" fo:margin-right="0cm" fo:text-indent="0cm" style:auto-text-indent="false"/>
      <style:text-properties officeooo:rsid="00177a42" officeooo:paragraph-rsid="00177a42"/>
    </style:style>
    <style:style style:name="P13" style:family="paragraph" style:parent-style-name="Standard">
      <style:text-properties officeooo:rsid="00177a42" officeooo:paragraph-rsid="00177a42"/>
    </style:style>
    <style:style style:name="P14" style:family="paragraph" style:parent-style-name="Standard">
      <style:text-properties officeooo:rsid="00177a42" officeooo:paragraph-rsid="001abe63"/>
    </style:style>
    <style:style style:name="P15" style:family="paragraph" style:parent-style-name="Standard_20__28_user_29_">
      <style:text-properties style:font-name="Arial1" fo:font-size="11pt" officeooo:rsid="00177a42" officeooo:paragraph-rsid="00177a42" style:font-size-asian="11pt" style:font-size-complex="11pt"/>
    </style:style>
    <style:style style:name="P1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text-indent="0cm" style:auto-text-indent="false" fo:break-before="pag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rsid="001abe63" officeooo:paragraph-rsid="001abe63" style:font-weight-asian="bold" style:font-weight-complex="bold"/>
    </style:style>
    <style:style style:name="P20" style:family="paragraph" style:parent-style-name="Standard">
      <style:text-properties officeooo:rsid="001abe63" officeooo:paragraph-rsid="00177a42"/>
    </style:style>
    <style:style style:name="P21" style:family="paragraph" style:parent-style-name="Standard">
      <style:text-properties officeooo:rsid="001abe63" officeooo:paragraph-rsid="001abe63"/>
    </style:style>
    <style:style style:name="P22" style:family="paragraph" style:parent-style-name="Standard">
      <style:text-properties officeooo:rsid="0020eeba" officeooo:paragraph-rsid="0020eeba"/>
    </style:style>
    <style:style style:name="P23" style:family="paragraph" style:parent-style-name="Frame_20_contents">
      <style:paragraph-properties fo:margin-left="0.75cm" fo:margin-right="0cm" fo:text-align="center" style:justify-single-word="false" fo:text-indent="0cm" style:auto-text-indent="false"/>
      <style:text-properties officeooo:paragraph-rsid="00182c7c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Heading_20_2" style:list-style-name="WWNum3"/>
    <style:style style:name="P28" style:family="paragraph" style:parent-style-name="Heading_20_2" style:list-style-name="WWNum3">
      <style:paragraph-properties fo:break-before="page"/>
    </style:style>
    <style:style style:name="P29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30" style:family="paragraph" style:parent-style-name="Standard" style:master-page-name="First_20_Page">
      <style:paragraph-properties style:page-number="1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2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</style:style>
    <style:style style:name="P33" style:family="paragraph" style:parent-style-name="Text_20_body" style:list-style-name="L1"/>
    <style:style style:name="P34" style:family="paragraph" style:parent-style-name="Text_20_body" style:list-style-name="L2" style:master-page-name="">
      <loext:graphic-properties draw:fill="none"/>
      <style:paragraph-properties fo:margin-left="3.3cm" fo:margin-right="0cm" fo:margin-top="0.101cm" fo:margin-bottom="0.101cm" style:contextual-spacing="false" fo:line-height="100%" fo:text-align="justify" style:justify-single-word="false" fo:orphans="2" fo:widows="2" fo:text-indent="-0.4cm" style:auto-text-indent="false" style:page-number="auto" fo:background-color="transparent" style:vertical-align="baseline" style:writing-mode="lr-tb"/>
      <style:text-properties fo:color="#000000" loext:opacity="100%" style:font-name-asian="Times New Roman1"/>
    </style:style>
    <style:style style:name="P35" style:family="paragraph" style:parent-style-name="Text_20_body" style:list-style-name="L2">
      <loext:graphic-properties draw:fill="none"/>
      <style:paragraph-properties fo:margin-left="3.3cm" fo:margin-right="0cm" fo:margin-top="0.101cm" fo:margin-bottom="0.101cm" style:contextual-spacing="false" fo:line-height="100%" fo:text-align="justify" style:justify-single-word="false" fo:orphans="2" fo:widows="2" fo:text-indent="-0.4cm" style:auto-text-indent="false" fo:background-color="transparent" style:vertical-align="baseline" style:writing-mode="lr-tb"/>
      <style:text-properties fo:color="#000000" loext:opacity="100%" style:font-name-asian="Times New Roman1"/>
    </style:style>
    <style:style style:name="P36" style:family="paragraph" style:parent-style-name="Text_20_body" style:list-style-name="L2" style:master-page-name="">
      <loext:graphic-properties draw:fill="none"/>
      <style:paragraph-properties fo:margin-left="3.3cm" fo:margin-right="0cm" fo:margin-top="0cm" fo:margin-bottom="0.046cm" style:contextual-spacing="false" fo:line-height="100%" fo:text-align="justify" style:justify-single-word="false" fo:orphans="2" fo:widows="2" fo:text-indent="-0.4cm" style:auto-text-indent="false" style:page-number="auto" fo:background-color="transparent" style:vertical-align="baseline" style:writing-mode="lr-tb"/>
      <style:text-properties fo:color="#000000" loext:opacity="100%" style:font-name-asian="Times New Roman1"/>
    </style:style>
    <style:style style:name="P37" style:family="paragraph" style:parent-style-name="Text_20_body" style:list-style-name="L2">
      <loext:graphic-properties draw:fill="none"/>
      <style:paragraph-properties fo:margin-left="3.3cm" fo:margin-right="0cm" fo:margin-top="0cm" fo:margin-bottom="0.046cm" style:contextual-spacing="false" fo:line-height="100%" fo:text-align="justify" style:justify-single-word="false" fo:orphans="2" fo:widows="2" fo:text-indent="-0.4cm" style:auto-text-indent="false" fo:background-color="transparent" style:vertical-align="baseline" style:writing-mode="lr-tb"/>
      <style:text-properties fo:color="#000000" loext:opacity="100%" style:font-name-asian="Times New Roman1"/>
    </style:style>
    <style:style style:name="P38" style:family="paragraph" style:parent-style-name="Text_20_body" style:list-style-name="L2">
      <loext:graphic-properties draw:fill="none"/>
      <style:paragraph-properties fo:margin-left="3.3cm" fo:margin-right="0cm" fo:margin-top="0cm" fo:margin-bottom="0.046cm" style:contextual-spacing="false" fo:line-height="100%" fo:text-align="justify" style:justify-single-word="false" fo:orphans="2" fo:widows="2" fo:text-indent="-0.4cm" style:auto-text-indent="false" fo:background-color="transparent" style:vertical-align="baseline" style:writing-mode="lr-tb">
        <style:tab-stops>
          <style:tab-stop style:position="3.007cm"/>
        </style:tab-stops>
      </style:paragraph-properties>
      <style:text-properties fo:color="#000000" loext:opacity="100%" style:font-name-asian="Times New Roman1"/>
    </style:style>
    <style:style style:name="P39" style:family="paragraph" style:parent-style-name="Text_20_body" style:list-style-name="L3"/>
    <style:style style:name="P40" style:family="paragraph" style:parent-style-name="Text_20_body" style:list-style-name="L4"/>
    <style:style style:name="P41" style:family="paragraph" style:parent-style-name="Text_20_body" style:list-style-name="L4">
      <style:text-properties officeooo:rsid="001abe63" officeooo:paragraph-rsid="001abe63"/>
    </style:style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6">
      <style:paragraph-properties fo:line-height="100%"/>
    </style:style>
    <style:style style:name="P45" style:family="paragraph" style:parent-style-name="Text_20_body" style:list-style-name="L6">
      <style:paragraph-properties fo:line-height="100%"/>
      <style:text-properties officeooo:paragraph-rsid="001e2989"/>
    </style:style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>
      <loext:graphic-properties draw:fill="solid" draw:fill-color="#ffffff"/>
      <style:paragraph-properties fo:text-align="start"/>
      <style:text-properties fo:font-size="18pt"/>
    </style:style>
    <style:style style:name="P50" style:family="paragraph">
      <loext:graphic-properties draw:fill="solid" draw:fill-color="#356092"/>
      <style:paragraph-properties fo:text-align="start"/>
      <style:text-properties fo:font-size="18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f243e" loext:opacity="100%" fo:font-size="10pt" style:font-size-asian="10pt" style:font-size-complex="10pt"/>
    </style:style>
    <style:style style:name="T4" style:family="text">
      <style:text-properties fo:color="#ffffff" loext:opacity="100%" fo:font-size="20pt" fo:font-weight="bold" fo:background-color="transparent" loext:char-shading-value="0" style:font-name-asian="Arial2" style:font-size-asian="20pt" style:font-weight-asian="bold"/>
    </style:style>
    <style:style style:name="T5" style:family="text">
      <style:text-properties fo:color="#ffffff" loext:opacity="100%" fo:font-size="20pt" fo:font-weight="bold" officeooo:rsid="001488ef" fo:background-color="transparent" loext:char-shading-value="0" style:font-name-asian="Arial2" style:font-size-asian="20pt" style:font-weight-asian="bold"/>
    </style:style>
    <style:style style:name="T6" style:family="text">
      <style:text-properties fo:font-size="24pt" fo:font-weight="bold" officeooo:rsid="00182c7c" fo:background-color="transparent" loext:char-shading-value="0" style:font-name-asian="Arial2" style:font-size-asian="24pt" style:font-weight-asian="bold"/>
    </style:style>
    <style:style style:name="T7" style:family="text">
      <style:text-properties fo:color="#7f7f7f" loext:opacity="100%" fo:font-size="9pt" fo:font-style="italic" style:font-name-asian="Arial2" style:font-size-asian="9pt" style:font-style-asian="italic" style:font-size-complex="9pt"/>
    </style:style>
    <style:style style:name="T8" style:family="text">
      <style:text-properties fo:font-size="9pt" fo:font-style="italic" style:font-name-asian="Arial2" style:font-size-asian="9pt" style:font-style-asian="italic" style:font-size-complex="9pt"/>
    </style:style>
    <style:style style:name="T9" style:family="text">
      <style:text-properties fo:font-size="9pt" style:font-name-asian="Arial2" style:font-size-asian="9pt" style:font-size-complex="9pt"/>
    </style:style>
    <style:style style:name="T10" style:family="text">
      <style:text-properties fo:color="#365f91" loext:opacity="100%" fo:font-weight="bold" style:font-name-asian="Arial2" style:font-weight-asian="bold"/>
    </style:style>
    <style:style style:name="T11" style:family="text">
      <style:text-properties officeooo:rsid="00182c7c"/>
    </style:style>
    <style:style style:name="T12" style:family="text">
      <style:text-properties officeooo:rsid="001abe63"/>
    </style:style>
    <style:style style:name="T13" style:family="text">
      <style:text-properties style:text-underline-style="none" officeooo:rsid="001abe63"/>
    </style:style>
    <style:style style:name="T14" style:family="text">
      <style:text-properties fo:color="#000000" loext:opacity="100%" style:font-name-asian="Times New Roman1"/>
    </style:style>
    <style:style style:name="T15" style:family="text">
      <style:text-properties fo:font-weight="normal" officeooo:rsid="001abe63" style:font-weight-asian="normal" style:font-weight-complex="normal"/>
    </style:style>
    <style:style style:name="T16" style:family="text">
      <style:text-properties fo:font-weight="normal" officeooo:rsid="001e2989" style:font-weight-asian="normal" style:font-weight-complex="normal"/>
    </style:style>
    <style:style style:name="T17" style:family="text">
      <style:text-properties officeooo:rsid="001c9f05"/>
    </style:style>
    <style:style style:name="T18" style:family="text">
      <style:text-properties officeooo:rsid="001e2989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4.016cm" fo:min-width="14.201cm" fo:padding-top="0.127cm" fo:padding-bottom="0.127cm" fo:padding-left="0.254cm" fo:padding-right="0.254cm" fo:wrap-option="wrap" fo:margin-left="0cm" fo:margin-right="0.079cm" fo:margin-top="0cm" fo:margin-bottom="0.07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356092" draw:stroke-linejoin="miter" svg:stroke-linecap="butt" draw:fill="solid" draw:fill-color="#356092" draw:textarea-vertical-align="top" draw:auto-grow-height="false" fo:min-height="2.129cm" fo:min-width="14.49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Standard"/>
      <text:p text:style-name="Standard"><draw:custom-shape text:anchor-type="char" draw:z-index="14" draw:name="Forma1" draw:style-name="gr2" draw:text-style-name="P50" svg:width="15.003cm" svg:height="2.382cm" svg:x="0.035cm" svg:y="0.071cm"><text:p text:style-name="P11"><text:span text:style-name="T4">Curso </text:span><text:span text:style-name="T5">2023</text:span><text:span text:style-name="T4">-20</text:span><text:span text:style-name="T5">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5" draw:name="Forma2" draw:style-name="gr1" draw:text-style-name="P49" svg:width="14.708cm" svg:height="4.269cm" svg:x="-0.048cm" svg:y="0.039cm"><text:p text:style-name="P23"><text:span text:style-name="T6">Tasty Ord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  <text:p text:style-name="P6"/>
            <text:p text:style-name="P6"/>
            <text:p text:style-name="P7">Julio Miguel Lubián Gañete</text:p>
          </table:table-cell>
        </table:table-row>
        <table:table-row table:style-name="Tabla1.1">
          <table:table-cell table:style-name="Tabla1.A1" office:value-type="string">
            <text:p text:style-name="P31"><text:span text:style-name="T7">Proxecto final do Ciclo Formativo de Técnico Superior en </text:span><text:span text:style-name="T7"/></text:p>
            <text:p text:style-name="P31"><text:span text:style-name="T7">Desenvolvemento de Aplicacións Multiplataforma</text:span><text:span text:style-name="T8"/></text:p>
            <text:p text:style-name="P6"/>
          </table:table-cell>
        </table:table-row>
      </table:table>
      <text:p text:style-name="Standard"><text:s/></text:p>
      <text:p text:style-name="P32"><text:span text:style-name="T10">Índice</text:span><text:span text:style-name="T9"/>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1263_167962671" text:style-name="Index_20_Link" text:visited-style-name="Index_20_Link">1. Tipo de proxecto<text:tab/>3</text:a></text:p>
          <text:p text:style-name="P16"><text:a xlink:type="simple" xlink:href="#__RefHeading___Toc1265_167962671" text:style-name="Index_20_Link" text:visited-style-name="Index_20_Link">2. Descrición do proxecto<text:tab/>3</text:a></text:p>
          <text:p text:style-name="P16"><text:a xlink:type="simple" xlink:href="#__RefHeading___Toc1267_167962671" text:style-name="Index_20_Link" text:visited-style-name="Index_20_Link">3. Contextualización<text:tab/>3</text:a></text:p>
          <text:p text:style-name="P17"><text:a xlink:type="simple" xlink:href="#__RefHeading___Toc1269_167962671" text:style-name="Index_20_Link" text:visited-style-name="Index_20_Link">3.1. A quen vai destinado e por qué?<text:tab/>3</text:a></text:p>
          <text:p text:style-name="P17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17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17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16"><text:a xlink:type="simple" xlink:href="#__RefHeading___Toc1277_167962671" text:style-name="Index_20_Link" text:visited-style-name="Index_20_Link">4. Análise preliminar do proxecto<text:tab/>4</text:a></text:p>
          <text:p text:style-name="P17"><text:a xlink:type="simple" xlink:href="#__RefHeading___Toc1279_167962671" text:style-name="Index_20_Link" text:visited-style-name="Index_20_Link">4.1. Obxectivos que pretende alcanzar o proxecto<text:tab/>4</text:a></text:p>
          <text:p text:style-name="P17"><text:a xlink:type="simple" xlink:href="#__RefHeading___Toc1281_167962671" text:style-name="Index_20_Link" text:visited-style-name="Index_20_Link">4.2. Alcance e principais requisitos<text:tab/>4</text:a></text:p>
          <text:p text:style-name="P17"><text:a xlink:type="simple" xlink:href="#__RefHeading___Toc1283_167962671" text:style-name="Index_20_Link" text:visited-style-name="Index_20_Link">4.3. Actividades a levar a cabo para dar forma ao proxecto.<text:tab/>6</text:a></text:p>
          <text:p text:style-name="P17"><text:a xlink:type="simple" xlink:href="#__RefHeading___Toc1285_167962671" text:style-name="Index_20_Link" text:visited-style-name="Index_20_Link">4.4. Tecnoloxías que se empregarán<text:tab/>7</text:a></text:p>
        </text:index-body>
      </text:table-of-content>
      <text:p text:style-name="P8"/>
      <text:p text:style-name="P9"/>
      <text:p text:style-name="P10"/>
      <text:list xml:id="list3235271796" text:style-name="WWNum3">
        <text:list-item>
          <text:h text:style-name="P24" text:outline-level="1"><text:bookmark-start text:name="__RefHeading___Toc1263_167962671"/><text:bookmark-start text:name="_Toc99643930"/>Tipo de proxecto<text:bookmark-end text:name="__RefHeading___Toc1263_167962671"/><text:bookmark-end text:name="_Toc99643930"/></text:h>
        </text:list-item>
      </text:list>
      <text:p text:style-name="P12">Aplicación de punto de venta (PDV). A principal función e anotar os pedidos das mesas dun restaurante/bar.</text:p>
      <text:list xml:id="list173310749941344" text:continue-numbering="true" text:style-name="WWNum3">
        <text:list-item>
          <text:h text:style-name="P26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14">A aplicación constara dunha interface gráfica para poder realizar os pedidos das mesas dun restaurante a través dunha aplicación móbil, <text:span text:style-name="T12">a cal estará conectada a un servidor que conterá unha base de datos na cal se almacenan nunha os produtos cos campos necesarios (nome, prezos...) e noutra as comandas, as cales terán os campos necesarios (mesa, nome produto...).</text:span></text:p>
      <text:list xml:id="list173310319642090" text:continue-numbering="true" text:style-name="WWNum3">
        <text:list-item>
          <text:h text:style-name="P25" text:outline-level="1"><text:bookmark-start text:name="__RefHeading___Toc1267_167962671"/><text:bookmark-start text:name="_Toc99643932"/>Contextualización<text:bookmark-end text:name="__RefHeading___Toc1267_167962671"/><text:bookmark-end text:name="_Toc99643932"/></text:h>
          <text:list>
            <text:list-item>
              <text:h text:style-name="P27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3">Vai destinado as empresas do estilo bar/restaurante interesados en <text:span text:style-name="T11">implantar</text:span> algo mais de tecnoloxía <text:span text:style-name="T11">n</text:span>a empresa para facilitar o traballo.</text:p>
      <text:list xml:id="list173310424926464" text:continue-numbering="true" text:style-name="WWNum3">
        <text:list-item>
          <text:list>
            <text:list-item>
              <text:h text:style-name="P27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p text:style-name="P13">Tratase de mellorar a eficacia a hora de tomar notas e comandas para a cociña.</text:p>
      <text:list xml:id="list173310254323187" text:continue-numbering="true" text:style-name="WWNum3">
        <text:list-item>
          <text:list>
            <text:list-item>
              <text:h text:style-name="P27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15">Si, existen aplicacións actualmente, <text:span text:style-name="T12">como por exemplo </text:span><text:a xlink:type="simple" xlink:href="https://www.restaupos.com/es/" text:style-name="Internet_20_link" text:visited-style-name="Visited_20_Internet_20_Link"><text:span text:style-name="T13">Restaupos</text:span></text:a>, <text:span text:style-name="T12">aínda que </text:span>na sua gran parte <text:span text:style-name="T12">son </text:span>facilitadas directamente polas empresas que as fan, <text:span text:style-name="T12">en vez de estar neste caso na Play Store. Polo xeral</text:span> conseguen satisfacer ao cliente <text:s/>aínda que hai <text:span text:style-name="T12">algunha </text:span>cousa a maiores que se poden <text:span text:style-name="T11">implantar</text:span>, <text:span text:style-name="T12">como por exemplo o pago por separado das persoas de cada mesa, xa que as persoas cando van a algún sitio solen pagar cada un o seu</text:span>.</text:p>
      <text:p text:style-name="Standard_20__28_user_29_"><text:bookmark text:name="_heading=h.2et92p0"/><text:bookmark text:name="_heading=h.3znysh7"/></text:p>
      <text:list xml:id="list173311278541458" text:continue-numbering="true" text:style-name="WWNum3">
        <text:list-item>
          <text:list>
            <text:list-item>
              <text:h text:style-name="P27" text:outline-level="2"><text:bookmark-start text:name="__RefHeading___Toc1275_167962671"/>O desenvolvemento do proxecto abre unha oportunidade de negocio? É posible a súa comercialización? Como?<text:bookmark-end text:name="__RefHeading___Toc1275_167962671"/><text:bookmark text:name="_heading=h.tyjcwt"/></text:h>
            </text:list-item>
          </text:list>
        </text:list-item>
      </text:list>
      <text:p text:style-name="P13">SI, para tratar de comerciar esta app poderíase limitar o numero de mesas (a un numero razoable) por exemplo e para poder ter uso ilimitado da aplicación ter que obter a versión premium da aplicación, tamén podería ter alg<text:span text:style-name="T11">ú</text:span>n anuncio pero do estilo de banner ou similar, nada de vídeos ou anuncios que ocupen a pantalla enteira por un tempo determinado, xa que ao cliente non lle gusta a publicidade tan cargada, o obxectivo e tratar de poñer publicidade pero que non interfira no uso da aplicación en ningún momento.</text:p>
      <text:p text:style-name="Standard"><text:bookmark text:name="_heading=h.3dy6vkm"/></text:p>
      <text:list xml:id="list173311920953324" text:continue-numbering="true" text:style-name="WWNum3">
        <text:list-item>
          <text:h text:style-name="P25" text:outline-level="1"><text:bookmark-start text:name="__RefHeading___Toc1277_167962671"/><text:bookmark-start text:name="_Toc99643937"/><text:soft-page-break/>Análise preliminar do proxecto<text:bookmark-end text:name="__RefHeading___Toc1277_167962671"/><text:bookmark-end text:name="_Toc99643937"/></text:h>
          <text:list>
            <text:list-item>
              <text:h text:style-name="P27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p text:style-name="P13"><text:span text:style-name="T11">Desenvolver</text:span> unha aplicación que poidan <text:span text:style-name="T11">implantar</text:span> os restaurantes para facilitar o seu traballo.</text:p>
      <text:list xml:id="list173310911701142" text:continue-numbering="true" text:style-name="WWNum3">
        <text:list-item>
          <text:list>
            <text:list-item>
              <text:h text:style-name="P27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xml:id="list994208209" text:style-name="L1">
        <text:list-item>
          <text:p text:style-name="P33"><text:span text:style-name="Strong_20_Emphasis"><text:span text:style-name="T14">Funcionalidade Básica:</text:span></text:span></text:p>
        </text:list-item>
      </text:list>
      <text:list xml:id="list315663740" text:style-name="L2">
        <text:list-item>
          <text:p text:style-name="P34">Rexistro e xestión de produtos na base de datos.</text:p>
        </text:list-item>
        <text:list-item>
          <text:p text:style-name="P35">Interface gráfica para que os camareiros tomen pedidos dende dispositivos móbiles.</text:p>
        </text:list-item>
        <text:list-item>
          <text:p text:style-name="P35">Rexistro de comandas asociadas as mesas.</text:p>
        </text:list-item>
      </text:list>
      <text:list xml:id="list173312191230091" text:continue-list="list994208209" text:style-name="L1">
        <text:list-item>
          <text:p text:style-name="P33"><text:span text:style-name="Strong_20_Emphasis"><text:span text:style-name="T14">Administración:</text:span></text:span></text:p>
        </text:list-item>
      </text:list>
      <text:list xml:id="list173311651783482" text:continue-list="list315663740" text:style-name="L2">
        <text:list-item>
          <text:p text:style-name="P34">Panel de administración para xestionar produtos, categorías e mesas.</text:p>
        </text:list-item>
        <text:list-item>
          <text:p text:style-name="P35">Capacidades de engadir, modificar y suprimir produtos e categorías dende o panel de administración.</text:p>
        </text:list-item>
        <text:list-item>
          <text:p text:style-name="P35">Visualización y xestión de pedidos e facturación.</text:p>
        </text:list-item>
      </text:list>
      <text:list xml:id="list173311840362453" text:continue-list="list173312191230091" text:style-name="L1">
        <text:list-item>
          <text:p text:style-name="P33"><text:span text:style-name="Strong_20_Emphasis"><text:span text:style-name="T14">Gestión de Pedidos:</text:span></text:span></text:p>
        </text:list-item>
      </text:list>
      <text:list xml:id="list173310562349220" text:continue-list="list173311651783482" text:style-name="L2">
        <text:list-item>
          <text:p text:style-name="P36">Asociación de produtos a mesas.</text:p>
        </text:list-item>
        <text:list-item>
          <text:p text:style-name="P37">Rexistro de estado de pedidos (pendente, en preparación, servido).</text:p>
        </text:list-item>
      </text:list>
      <text:list xml:id="list173310539981454" text:continue-list="list173311840362453" text:style-name="L1">
        <text:list-item>
          <text:p text:style-name="P33"><text:span text:style-name="Strong_20_Emphasis"><text:span text:style-name="T14">Conexión a la Base de Datos:</text:span></text:span></text:p>
        </text:list-item>
      </text:list>
      <text:list xml:id="list173310596394526" text:continue-list="list173310562349220" text:style-name="L2">
        <text:list-item>
          <text:p text:style-name="P36">Establecer unha conexión segura entre a aplicación móbil e o servidor que almacena as bases de datos.</text:p>
        </text:list-item>
        <text:list-item>
          <text:p text:style-name="P38">Garantir la integridade e seguridade dos datos almacenados.</text:p>
        </text:list-item>
      </text:list>
      <text:p text:style-name="P18"/>
      <text:p text:style-name="P19">Requisitos principais:</text:p>
      <text:list xml:id="list1463583956" text:style-name="L3">
        <text:list-item>
          <text:p text:style-name="P39"><text:span text:style-name="Strong_20_Emphasis">Tecnolo</text:span><text:span text:style-name="Strong_20_Emphasis"><text:span text:style-name="T12">x</text:span></text:span><text:span text:style-name="Strong_20_Emphasis">ías:</text:span></text:p>
        </text:list-item>
      </text:list>
      <text:list xml:id="list4001793582" text:style-name="L4">
        <text:list-item>
          <text:list>
            <text:list-item>
              <text:p text:style-name="P40">Utilización dun <text:span text:style-name="T12">IDE</text:span> para <text:span text:style-name="T12">o</text:span> desenvolvemento <text:span text:style-name="T12">d</text:span>a aplicación móbil, <text:span text:style-name="T12">como podería ser Android Studio</text:span>.</text:p>
            </text:list-item>
            <text:list-item>
              <text:p text:style-name="P40">Elección dun sistema de xestión de bases de datos, <text:span text:style-name="T12">como podería ser SQLite</text:span>.</text:p>
            </text:list-item>
            <text:list-item>
              <text:p text:style-name="P41">Elección <text:span text:style-name="T17">software de control de versións</text:span> a aplicación, neste caso Git.</text:p>
            </text:list-item>
          </text:list>
        </text:list-item>
      </text:list>
      <text:list xml:id="list173310876561276" text:continue-list="list1463583956" text:style-name="L3">
        <text:list-item>
          <text:p text:style-name="P39"><text:span text:style-name="Strong_20_Emphasis">Interface de Usuario:</text:span></text:p>
        </text:list-item>
      </text:list>
      <text:list xml:id="list173311678072178" text:continue-list="list4001793582" text:style-name="L4">
        <text:list-item>
          <text:list>
            <text:list-item>
              <text:p text:style-name="P40">Deseño dun<text:span text:style-name="T12">h</text:span>a interface de usuario intuitiva <text:span text:style-name="T12">e</text:span> <text:span text:style-name="T12">sinxela</text:span> de usar para os camareiros.</text:p>
            </text:list-item>
            <text:list-item>
              <text:p text:style-name="P40"><text:span text:style-name="T12">Implantación</text:span> de elementos visuais para facilitar a toma de pedidos.</text:p>
            </text:list-item>
          </text:list>
        </text:list-item>
      </text:list>
      <text:list xml:id="list173310349379492" text:continue-list="list173310876561276" text:style-name="L3">
        <text:list-item>
          <text:p text:style-name="P39"><text:span text:style-name="Strong_20_Emphasis">Conexión en Tiempo Real:</text:span></text:p>
        </text:list-item>
      </text:list>
      <text:list text:style-name="L5">
        <text:list-item>
          <text:list>
            <text:list-item>
              <text:p text:style-name="P42"><text:span text:style-name="T12">Implantación</text:span> dun<text:span text:style-name="T12">h</text:span>a conexión en tempo real entre a aplicación móbil <text:span text:style-name="T12">e</text:span> <text:span text:style-name="T12">o </text:span>servidor para actualizacións instantáneas.</text:p>
            </text:list-item>
          </text:list>
        </text:list-item>
      </text:list>
      <text:list xml:id="list173311785687778" text:continue-list="list173310349379492" text:style-name="L3">
        <text:list-item>
          <text:p text:style-name="P39"><text:span text:style-name="Strong_20_Emphasis">Documentación:</text:span></text:p>
        </text:list-item>
      </text:list>
      <text:list xml:id="list173311118778433" text:continue-list="list173311678072178" text:style-name="L4">
        <text:list-item>
          <text:list>
            <text:list-item>
              <text:p text:style-name="P40">Creación de documentación detallada para la instalación, configuración y uso de la aplicación.</text:p>
              <text:p text:style-name="P40"/>
            </text:list-item>
          </text:list>
        </text:list-item>
      </text:list>
      <text:list xml:id="list173311550041360" text:continue-list="list173310911701142" text:style-name="WWNum3">
        <text:list-item>
          <text:list>
            <text:list-item>
              <text:h text:style-name="P28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xml:id="list2652591146" text:style-name="L6">
        <text:list-item>
          <text:p text:style-name="P44"><text:span text:style-name="Strong_20_Emphasis"><text:span text:style-name="T18">Creación do Repositorio da Aplicación Móbil</text:span></text:span><text:span text:style-name="Strong_20_Emphasis">:</text:span></text:p>
        </text:list-item>
      </text:list>
      <text:list text:style-name="L7">
        <text:list-item>
          <text:p text:style-name="P46"><text:span text:style-name="Strong_20_Emphasis"><text:span text:style-name="T16">Crear Repositorio para ter un control de versións a cerca da aplicación móbil.</text:span></text:span></text:p>
        </text:list-item>
      </text:list>
      <text:list xml:id="list173311482677169" text:continue-list="list2652591146" text:style-name="L6">
        <text:list-item>
          <text:p text:style-name="P45"><text:span text:style-name="Strong_20_Emphasis">Deseño da Base de Datos:</text:span></text:p>
        </text:list-item>
      </text:list>
      <text:list xml:id="list1163338759" text:style-name="L8">
        <text:list-item>
          <text:list>
            <text:list-item>
              <text:p text:style-name="P47">Definición da estrutura da base de datos, táboas y relacións.</text:p>
            </text:list-item>
            <text:list-item>
              <text:p text:style-name="P47">Especificación dos campos necesarios para produtos, categorías, mesas <text:span text:style-name="T12">e</text:span> comandas.</text:p>
            </text:list-item>
          </text:list>
        </text:list-item>
      </text:list>
      <text:list xml:id="list173310837541510" text:continue-list="list173311482677169" text:style-name="L6">
        <text:list-item>
          <text:p text:style-name="P44"><text:span text:style-name="Strong_20_Emphasis">Deseño da Interface de Usuario:</text:span></text:p>
        </text:list-item>
      </text:list>
      <text:list xml:id="list173311112252053" text:continue-list="list1163338759" text:style-name="L8">
        <text:list-item>
          <text:list>
            <text:list-item>
              <text:p text:style-name="P47">Creación de bocetos para la interface de usuario da aplicación móbil <text:span text:style-name="T12">e</text:span> <text:span text:style-name="T12">o</text:span> panel de administración.</text:p>
            </text:list-item>
          </text:list>
        </text:list-item>
      </text:list>
      <text:list xml:id="list173310909135948" text:continue-list="list173310837541510" text:style-name="L6">
        <text:list-item>
          <text:p text:style-name="P43"><text:span text:style-name="Strong_20_Emphasis"><text:span text:style-name="T12">Desenvolvemento</text:span></text:span><text:span text:style-name="Strong_20_Emphasis"> de la Aplicación Móbil:</text:span></text:p>
        </text:list-item>
      </text:list>
      <text:list xml:id="list173311733969349" text:continue-list="list173311112252053" text:style-name="L8">
        <text:list-item>
          <text:list>
            <text:list-item>
              <text:p text:style-name="P47"><text:span text:style-name="T12">Implantación</text:span> da lóxica da aplicación móbil utilizando <text:span text:style-name="T12">o</text:span> <text:span text:style-name="T12">IDE</text:span> <text:span text:style-name="T12">escollido</text:span>.</text:p>
            </text:list-item>
            <text:list-item>
              <text:p text:style-name="P47">Integración d<text:span text:style-name="T12">as</text:span> funcións para a toma de pedidos, xestión de mesas <text:span text:style-name="T12">e</text:span> comunicación co servidor.</text:p>
            </text:list-item>
          </text:list>
        </text:list-item>
      </text:list>
      <text:list xml:id="list173310783701742" text:continue-list="list173310909135948" text:style-name="L6">
        <text:list-item>
          <text:p text:style-name="P44"><text:span text:style-name="Strong_20_Emphasis"><text:span text:style-name="T12">Desenvolvemento</text:span></text:span><text:span text:style-name="Strong_20_Emphasis"> d</text:span><text:span text:style-name="Strong_20_Emphasis"><text:span text:style-name="T12">o</text:span></text:span><text:span text:style-name="Strong_20_Emphasis"> Panel de Administración:</text:span></text:p>
        </text:list-item>
      </text:list>
      <text:list xml:id="list173311624988170" text:continue-list="list173311733969349" text:style-name="L8">
        <text:list-item>
          <text:list>
            <text:list-item>
              <text:p text:style-name="P47">Creación d<text:span text:style-name="T12">o</text:span> panel de administración para la xestión de produtos, categorías, mesas <text:span text:style-name="T12">e</text:span> pedidos.</text:p>
            </text:list-item>
          </text:list>
        </text:list-item>
      </text:list>
      <text:list xml:id="list173310947235009" text:continue-list="list173310783701742" text:style-name="L6">
        <text:list-item>
          <text:p text:style-name="P44"><text:span text:style-name="Strong_20_Emphasis">Conexión con la Base de Datos:</text:span></text:p>
        </text:list-item>
      </text:list>
      <text:list xml:id="list173311019834041" text:continue-list="list173311624988170" text:style-name="L8">
        <text:list-item>
          <text:list>
            <text:list-item>
              <text:p text:style-name="P47">Configuración da conexión segura entre a aplicación móbil <text:span text:style-name="T12">e</text:span> <text:span text:style-name="T12">o</text:span> servidor de base de datos.</text:p>
            </text:list-item>
          </text:list>
        </text:list-item>
      </text:list>
      <text:list text:style-name="L9">
        <text:list-item>
          <text:list>
            <text:list-item>
              <text:p text:style-name="P48"><text:span text:style-name="Strong_20_Emphasis"><text:span text:style-name="T15">Desenvolvemento</text:span></text:span> de consultas SQL para a inserción, actualización <text:span text:style-name="T12">e</text:span> recuperación de datos.</text:p>
            </text:list-item>
          </text:list>
        </text:list-item>
      </text:list>
      <text:list xml:id="list173311039936007" text:continue-list="list173310947235009" text:style-name="L6">
        <text:list-item>
          <text:p text:style-name="P43"><text:span text:style-name="Strong_20_Emphasis"><text:s/>Probas:</text:span></text:p>
        </text:list-item>
      </text:list>
      <text:list xml:id="list173310428719785" text:continue-list="list173311019834041" text:style-name="L8">
        <text:list-item>
          <text:list>
            <text:list-item>
              <text:p text:style-name="P47">Execución de probas de integración <text:span text:style-name="T12">e</text:span> probas de usuario.</text:p>
            </text:list-item>
          </text:list>
        </text:list-item>
      </text:list>
      <text:list xml:id="list173310390119985" text:continue-list="list173311039936007" text:style-name="L6">
        <text:list-item>
          <text:p text:style-name="P43"><text:span text:style-name="Strong_20_Emphasis"><text:s/>Documentación:</text:span></text:p>
        </text:list-item>
      </text:list>
      <text:list xml:id="list173310892518983" text:continue-list="list173310428719785" text:style-name="L8">
        <text:list-item>
          <text:list>
            <text:list-item>
              <text:p text:style-name="P47">Creación de manuais de usuario <text:span text:style-name="T12">e</text:span> administrador.</text:p>
            </text:list-item>
          </text:list>
        </text:list-item>
      </text:list>
      <text:list xml:id="list173311199367181" text:continue-list="list173311550041360" text:style-name="WWNum3">
        <text:list-item>
          <text:list>
            <text:list-item>
              <text:h text:style-name="P28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p text:style-name="P13">Android Studio <text:span text:style-name="T12">Hedgehog 2023.1.1</text:span></text:p>
      <text:p text:style-name="P13">Kotlin <text:span text:style-name="T12">v1.9.22</text:span></text:p>
      <text:p text:style-name="P21">API Android SDK 34</text:p>
      <text:p text:style-name="P22">FireBase</text:p>
      <text:p text:style-name="P20">SQLite 3.44.2</text:p>
      <text:p text:style-name="P13">Git <text:span text:style-name="T12">2.43.0</text:span></text:p>
      <text:p text:style-name="Standard"><text:bookmark text:name="_GoBack"/><text:bookmark text:name="_heading=h.2s8eyo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WWNum3" style:list-level="1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loext:linked-style-name="Título_20_2_20_Car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loext:linked-style-name="Título_20_3_20_Car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loext:linked-style-name="Puesto_20_Car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 loext:linked-style-name="Sin_20_espaciado_20_Car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Subtítulo_20_Car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0f243e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7"><draw:image xlink:href="Pictures/1000000000000310000001B90EE3612A8210E504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13"><draw:image xlink:href="Pictures/1000000100000249000000BAE8720A4578D4324C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7</text:page-number></text:span><text:span text:style-name="MT2"><text:s/>| </text:span><text:span text:style-name="MT2"><text:page-count>7</text:page-count></text:span><text:span text:style-name="MT3"/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0EE3612A8210E504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E8720A4578D4324C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12</meta:editing-cycles>
    <meta:creation-date>2022-03-31T16:47:00</meta:creation-date>
    <dc:date>2024-01-11T17:39:45.487000000</dc:date>
    <meta:editing-duration>PT6H12M18S</meta:editing-duration>
    <meta:generator>LibreOffice/7.5.3.2$Windows_X86_64 LibreOffice_project/9f56dff12ba03b9acd7730a5a481eea045e468f3</meta:generator>
    <meta:document-statistic meta:table-count="1" meta:image-count="4" meta:object-count="0" meta:page-count="7" meta:paragraph-count="91" meta:word-count="953" meta:character-count="5806" meta:non-whitespace-character-count="4993"/>
    <meta:user-defined meta:name="AppVersion">15.0000</meta:user-defined>
    <meta:template xlink:type="simple" xlink:actuate="onRequest" xlink:title="Normal" xlink:href=""/>
  </office:meta>
</office:document-meta>
</file>